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41cm" fo:min-width="1.8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417cm" fo:min-width="8.009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241cm" fo:min-width="4.166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11cm" fo:min-width="4.1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417cm" fo:min-width="3.31cm"/>
    </style:style>
    <style:style style:name="gr6" style:family="graphic" style:parent-style-name="objectwithoutfill">
      <style:graphic-properties draw:marker-end="Arrow" draw:marker-end-width="0.3cm" draw:fill="none" draw:textarea-vertical-align="botto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bottom"/>
    </style:style>
    <style:style style:name="P1" style:family="paragraph">
      <style:paragraph-properties fo:text-align="center"/>
      <style:text-properties fo:color="#ffffff" fo:font-size="18pt" fo:background-color="transparen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use-window-font-color="true" fo:font-size="18pt" fo:background-color="transparen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style:use-window-font-color="true" fo:font-size="18pt" fo:background-color="transparent" style:font-size-asian="18pt" style:font-size-complex="18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margin-top="0cm" fo:margin-bottom="0cm" fo:text-align="center"/>
    </style:style>
    <style:style style:name="T1" style:family="text">
      <style:text-properties fo:color="#ffffff" fo:font-size="18pt" fo:background-color="transparent" style:font-size-asian="18pt" style:font-size-complex="18pt"/>
    </style:style>
    <style:style style:name="T2" style:family="text">
      <style:text-properties style:use-window-font-color="true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651cm" svg:x="3.032cm" svg:y="5.953cm">
          <text:p text:style-name="P1"><text:span text:style-name="T1">Browser</text:span></text:p>
          <text:p text:style-name="P1"><text:span text:style-name="T1">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651cm" svg:x="8.112cm" svg:y="5.953cm">
          <text:p text:style-name="P1"><text:span text:style-name="T1">Java</text:span></text:p>
          <text:p text:style-name="P1"><text:span text:style-name="T1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09cm" svg:height="2.667cm" svg:x="2.651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826cm" svg:height="1.651cm" svg:x="6.715cm" svg:y="2.524cm">
          <text:p text:style-name="P3"><text:span text:style-name="T2">External BTC </text:span></text:p>
          <text:p text:style-name="P3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4cm" svg:height="1.651cm" svg:x="13.192cm" svg:y="5.826cm">
          <text:p text:style-name="P1"><text:span text:style-name="T1">Data</text:span></text:p>
          <text:p text:style-name="P1"><text:span text:style-name="T1">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826cm" svg:height="1.397cm" svg:x="8.366cm" svg:y="9.382cm">
          <text:p text:style-name="P3"><text:span text:style-name="T2">Kafka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1cm" svg:height="2.667cm" svg:x="12.557cm" svg:y="5.445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572cm" svg:y1="6.207cm" svg:x2="8.112cm" svg:y2="6.207cm">
          <text:p text:style-name="P5">REST</text:p>
        </draw:line>
        <draw:line draw:style-name="gr7" draw:text-style-name="P6" draw:layer="layout" svg:x1="5.572cm" svg:y1="7.223cm" svg:x2="8.112cm" svg:y2="7.223cm">
          <text:p text:style-name="P5">SSE</text:p>
        </draw:line>
        <draw:line draw:style-name="gr7" draw:text-style-name="P6" draw:layer="layout" svg:x1="9.255cm" svg:y1="7.604cm" svg:x2="9.636cm" svg:y2="9.382cm">
          <text:p text:style-name="P5">JCA</text:p>
        </draw:line>
        <draw:line draw:style-name="gr7" draw:text-style-name="P6" draw:layer="layout" svg:x1="12.557cm" svg:y1="9.382cm" svg:x2="13.573cm" svg:y2="7.604cm">
          <text:p text:style-name="P5">JCA</text:p>
        </draw:line>
        <draw:line draw:style-name="gr6" draw:text-style-name="P6" draw:layer="layout" svg:x1="8.874cm" svg:y1="5.953cm" svg:x2="9.382cm" svg:y2="4.302cm">
          <text:p text:style-name="P5">REST</text:p>
        </draw:line>
        <draw:line draw:style-name="gr6" draw:text-style-name="P6" draw:layer="layout" svg:x1="11.541cm" svg:y1="2.778cm" svg:x2="15.224cm" svg:y2="5.953cm">
          <text:p text:style-name="P5">WebSocke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1:28:32.455818245</meta:creation-date>
    <dc:date>2018-03-13T01:54:35.541131242</dc:date>
    <meta:editing-duration>PT4M18S</meta:editing-duration>
    <meta:editing-cycles>1</meta:editing-cycles>
    <meta:document-statistic meta:object-count="13"/>
    <meta:generator>LibreOffice/6.0.2.1$Linux_X86_64 LibreOffice_project/00m0$Build-1</meta:generator>
  </office:meta>
</office:document-meta>
</file>